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00000035A2128EF59E057D7B0.png" manifest:media-type="image/png"/>
  <manifest:file-entry manifest:full-path="Pictures/10000201000002D0000003831F59A7ADC94D8E83.png" manifest:media-type="image/png"/>
  <manifest:file-entry manifest:full-path="Pictures/10000201000002AC0000037BE300859C6D0D9B3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a0ff"/>
    </style:style>
    <style:style style:name="P2" style:family="paragraph" style:parent-style-name="Heading_20_1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Heading_20_1">
      <style:text-properties officeooo:paragraph-rsid="0017a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x="0cm" svg:y="0.429cm" svg:width="17cm" svg:height="20.26cm" draw:z-index="0"><draw:image xlink:href="Pictures/10000201000002D00000035A2128EF59E057D7B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" text:outline-level="1"><draw:frame draw:style-name="fr1" draw:name="Imagen2" text:anchor-type="paragraph" svg:x="0cm" svg:y="2.076cm" svg:width="17cm" svg:height="21.227cm" draw:z-index="1"><draw:image xlink:href="Pictures/10000201000002D0000003831F59A7ADC94D8E83.png" xlink:type="simple" xlink:show="embed" xlink:actuate="onLoad" loext:mime-type="image/png"/></draw:frame><text:soft-page-break/></text:h>
      <text:p text:style-name="P1"/>
      <text:p text:style-name="P1"/>
      <text:p text:style-name="P1"/>
      <text:p text:style-name="P1"/>
      <text:p text:style-name="P1"><draw:frame draw:style-name="fr1" draw:name="Imagen3" text:anchor-type="paragraph" svg:x="0cm" svg:y="0.734cm" svg:width="17cm" svg:height="22.144cm" draw:z-index="2"><draw:image xlink:href="Pictures/10000201000002AC0000037BE300859C6D0D9B3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1T04:36:43.851000000</meta:creation-date>
    <dc:date>2022-06-11T05:15:55.145000000</dc:date>
    <meta:editing-duration>PT4M31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Trio_Office/6.2.8.2$Windows_x86 LibreOffice_project/</meta:generator>
  </office:meta>
</office:document-meta>
</file>